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719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2.413cm" svg:x="1.889cm" svg:y="2.016cm">
          <draw:text-box>
            <text:p>v 25.SN 800H</text:p>
            <text:p>V 3.SN 70H</text:p>
          </draw:text-box>
        </draw:frame>
        <draw:frame draw:style-name="gr2" draw:text-style-name="P1" draw:layer="layout" svg:width="13.716cm" svg:height="2.921cm" svg:x="2.27cm" svg:y="4.937cm">
          <draw:text-box>
            <text:p>25SN<text:tab/>130.0.105.0</text:p>
            <text:p><text:tab/><text:tab/><text:tab/> <text:s/>.108.32<text:tab/><text:tab/>800.host</text:p>
          </draw:text-box>
        </draw:frame>
        <draw:frame draw:style-name="gr3" draw:text-style-name="P1" draw:layer="layout" svg:width="13.335cm" svg:height="3.302cm" svg:x="2.524cm" svg:y="8.874cm">
          <draw:text-box>
            <text:p>3SN<text:tab/><text:tab/>130.0.14.0</text:p>
            <text:p><text:tab/><text:tab/><text:tab/> <text:s/>.14.69<text:tab/><text:tab/>70.host</text:p>
          </draw:text-box>
        </draw:frame>
        <draw:frame draw:style-name="gr1" draw:text-style-name="P1" draw:layer="layout" svg:width="4.826cm" svg:height="2.413cm" svg:x="14.208cm" svg:y="5.191cm">
          <draw:text-box>
            <text:p>800-(256+256+256) = 32</text:p>
          </draw:text-box>
        </draw:frame>
      </draw:page>
      <draw:page draw:name="page2" draw:style-name="dp1" draw:master-page-name="Default">
        <draw:frame draw:style-name="gr4" draw:text-style-name="P2" draw:layer="layout" svg:width="9.906cm" svg:height="1.397cm" svg:x="1.127cm" svg:y="1.254cm">
          <draw:text-box>
            <text:p>Classless</text:p>
          </draw:text-box>
        </draw:frame>
        <draw:frame draw:style-name="gr5" draw:text-style-name="P2" draw:layer="layout" svg:width="10.414cm" svg:height="5.969cm" svg:x="2.016cm" svg:y="2.397cm">
          <draw:text-box>
            <text:p>0.SN<text:tab/>10H<text:tab/><text:tab/>16<text:tab/>32-4</text:p>
            <text:p>1.SN<text:tab/>20H<text:tab/><text:tab/>32<text:tab/>32-5</text:p>
            <text:p><text:span text:style-name="T1">2.SN</text:span><text:span text:style-name="T1"><text:tab/></text:span><text:span text:style-name="T1">2H</text:span><text:span text:style-name="T1"><text:tab/></text:span><text:span text:style-name="T1"><text:tab/></text:span><text:span text:style-name="T1">4</text:span><text:span text:style-name="T1"><text:tab/></text:span><text:span text:style-name="T1">32-</text:span><text:span text:style-name="T1">2</text:span></text:p>
            <text:p>3.SN<text:tab/>7H<text:tab/><text:tab/>16<text:tab/>32-4</text:p>
            <text:p>4.SN<text:tab/>5H<text:tab/><text:tab/>8<text:tab/>32-3</text:p>
            <text:p>5.SN<text:tab/>20H<text:tab/><text:tab/>32<text:tab/>32-5</text:p>
            <text:p>6.SN<text:tab/>8H<text:tab/><text:tab/>16<text:tab/>32-4</text:p>
          </draw:text-box>
        </draw:frame>
        <draw:line draw:style-name="gr6" draw:text-style-name="P3" draw:layer="layout" svg:x1="7.604cm" svg:y1="7.985cm" svg:x2="19.415cm" svg:y2="7.985cm">
          <text:p/>
        </draw:line>
        <draw:line draw:style-name="gr7" draw:text-style-name="P3" draw:layer="layout" svg:x1="7.604cm" svg:y1="7.604cm" svg:x2="7.604cm" svg:y2="8.366cm">
          <text:p/>
        </draw:line>
        <draw:line draw:style-name="gr7" draw:text-style-name="P3" draw:layer="layout" svg:x1="19.415cm" svg:y1="8.493cm" svg:x2="19.415cm" svg:y2="7.731cm">
          <text:p/>
        </draw:line>
        <draw:frame draw:style-name="gr8" draw:text-style-name="P2" draw:layer="layout" svg:width="0.889cm" svg:height="0.962cm" svg:x="7.223cm" svg:y="8.493cm">
          <draw:text-box>
            <text:p>0</text:p>
          </draw:text-box>
        </draw:frame>
        <draw:frame draw:style-name="gr9" draw:text-style-name="P2" draw:layer="layout" svg:width="1.601cm" svg:height="0.962cm" svg:x="18.526cm" svg:y="8.493cm">
          <draw:text-box>
            <text:p>255</text:p>
          </draw:text-box>
        </draw:frame>
        <draw:frame draw:style-name="gr10" draw:text-style-name="P2" draw:layer="layout" svg:width="6.731cm" svg:height="3.095cm" svg:x="1.635cm" svg:y="11.033cm">
          <draw:text-box>
            <text:p>0.SN 200.0.0.0/28</text:p>
            <text:p><text:tab/><text:tab/><text:tab/>.1 1H</text:p>
            <text:p><text:tab/><text:tab/><text:tab/>.14 LH</text:p>
            <text:p><text:tab/><text:tab/><text:tab/>.15 BC</text:p>
          </draw:text-box>
        </draw:frame>
        <draw:frame draw:style-name="gr10" draw:text-style-name="P2" draw:layer="layout" svg:width="6.731cm" svg:height="3.095cm" svg:x="10.525cm" svg:y="11.033cm">
          <draw:text-box>
            <text:p>1.SN 200.0.0.16/27</text:p>
            <text:p><text:tab/><text:tab/><text:tab/>.17 1H</text:p>
            <text:p><text:tab/><text:tab/><text:tab/>.46 LH</text:p>
            <text:p><text:tab/><text:tab/><text:tab/>.47 B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4T10:38:18.745866624</meta:creation-date>
    <meta:generator>LibreOffice/6.3.4.2$Linux_X86_64 LibreOffice_project/30$Build-2</meta:generator>
    <dc:date>2020-02-04T11:55:07.953075963</dc:date>
    <meta:editing-duration>PT37M44S</meta:editing-duration>
    <meta:editing-cycles>19</meta:editing-cycles>
    <meta:document-statistic meta:object-count="13"/>
  </office:meta>
</office:document-meta>
</file>